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175cm" svg:height="1.27cm" svg:x="7.985cm" svg:y="2.905cm">
          <text:p text:style-name="P1">Start poi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5.715cm" svg:height="1.905cm" svg:x="6.715cm" svg:y="9.255cm">
          <text:p text:style-name="P2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715cm" svg:y1="10.208cm" svg:x2="4.81cm" svg:y2="13.7cm" draw:start-shape="id1" draw:start-glue-point="5" draw:end-shape="id2" draw:end-glue-point="0" svg:d="m6715 10208h-1905v3492">
          <text:p/>
        </draw:connector>
        <draw:connector draw:style-name="gr2" draw:text-style-name="P1" draw:layer="layout" draw:type="lines" draw:line-skew="1.404cm -0.768cm" svg:x1="12.43cm" svg:y1="10.208cm" svg:x2="15.605cm" svg:y2="11.795cm" draw:start-shape="id1" draw:start-glue-point="7" draw:end-shape="id3" draw:end-glue-point="4" svg:d="m12430 10208h1905l1270 317v1270">
          <text:p/>
        </draw:connector>
        <draw:custom-shape draw:style-name="gr1" draw:text-style-name="P1" xml:id="id3" draw:id="id3" draw:layer="layout" svg:width="5.08cm" svg:height="1.905cm" svg:x="13.065cm" svg:y="11.795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81cm" svg:height="1.905cm" svg:x="9.255cm" svg:y="14.335cm">
          <text:p text:style-name="P1">Html par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905cm" svg:x="16.24cm" svg:y="14.335cm">
          <text:p text:style-name="P1">Create fi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065cm" svg:y1="12.748cm" svg:x2="11.16cm" svg:y2="14.335cm" draw:start-shape="id3" draw:start-glue-point="5" draw:end-shape="id4" draw:end-glue-point="0" svg:d="m13065 12748h-501l-1404 1085v502">
          <text:p/>
        </draw:connector>
        <draw:connector draw:style-name="gr2" draw:text-style-name="P1" draw:layer="layout" draw:type="lines" svg:x1="18.145cm" svg:y1="12.748cm" svg:x2="18.145cm" svg:y2="14.335cm" draw:start-shape="id3" draw:start-glue-point="7" draw:end-shape="id5" svg:d="m18145 12748h502l-502 1085v502">
          <text:p/>
        </draw:connector>
        <draw:connector draw:style-name="gr2" draw:text-style-name="P1" draw:layer="layout" draw:type="lines" svg:x1="9.573cm" svg:y1="4.175cm" svg:x2="9.255cm" svg:y2="6.08cm" draw:start-shape="id6" draw:start-glue-point="8" draw:end-shape="id7" draw:end-glue-point="0" svg:d="m9573 4175v502l-318 901v502">
          <text:p/>
        </draw:connector>
        <draw:custom-shape draw:style-name="gr1" draw:text-style-name="P1" xml:id="id2" draw:id="id2" draw:layer="layout" svg:width="3.81cm" svg:height="1.905cm" svg:x="2.905cm" svg:y="13.7cm">
          <text:p text:style-name="P1">Add to Que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0.635cm" svg:x="11.795cm" svg:y="11.795cm">
          <text:p text:style-name="P1">html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905cm" svg:height="1.27cm" svg:x="17.51cm" svg:y="9.89cm">
          <text:p text:style-name="P1">Non html like js</text:p>
          <draw:enhanced-geometry svg:viewBox="0 0 21600 21600" draw:text-areas="800 800 20800 20800" draw:type="round-rectangular-callout" draw:modifiers="12363.9034627492 49623.9181746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4cm" svg:height="1.27cm" svg:x="13.065cm" svg:y="7.35cm">
          <text:p text:style-name="P1">Response</text:p>
          <draw:enhanced-geometry svg:viewBox="0 0 21600 21600" draw:text-areas="800 800 20800 20800" draw:type="round-rectangular-callout" draw:modifiers="5100.35419126328 47805.5074744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905cm" svg:height="1.27cm" svg:x="3.54cm" svg:y="7.35cm">
          <text:p text:style-name="P1">Request</text:p>
          <draw:enhanced-geometry svg:viewBox="0 0 21600 21600" draw:text-areas="800 800 20800 20800" draw:type="round-rectangular-callout" draw:modifiers="20874.7114375656 48383.320220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7" draw:id="id7" draw:layer="layout" svg:width="3.81cm" svg:height="1.905cm" svg:x="7.35cm" svg:y="6.08cm">
          <text:p text:style-name="P1">Capture Gatewa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55cm" svg:y1="7.985cm" svg:x2="9.572cm" svg:y2="9.255cm" draw:start-shape="id7" draw:start-glue-point="2" draw:end-shape="id1" draw:end-glue-point="4" svg:d="m9255 7985 317 1270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fan </meta:initial-creator>
    <meta:creation-date>2013-09-12T18:59:19</meta:creation-date>
    <dc:date>2013-09-12T22:32:26</dc:date>
    <dc:creator>Erfan </dc:creator>
    <meta:editing-duration>PT17M35S</meta:editing-duration>
    <meta:editing-cycles>6</meta:editing-cycles>
    <meta:generator>LibreOffice/3.3$Unix LibreOffice_project/330m19$Build-202</meta:generator>
    <meta:document-statistic meta:object-count="17"/>
  </office:meta>
</office:document-meta>
</file>